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114725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28" style:family="paragraph" style:parent-style-name="List_20_Paragraph" style:list-style-name="WWNum1">
      <style:text-properties style:font-name="arial" style:font-name-complex="Arial1"/>
    </style:style>
    <style:style style:name="P29" style:family="paragraph" style:parent-style-name="List_20_Paragraph" style:list-style-name="WWNum2">
      <style:text-properties style:font-name="arial" style:font-name-complex="Arial1"/>
    </style:style>
    <style:style style:name="P30" style:family="paragraph" style:parent-style-name="List_20_Paragraph" style:list-style-name="WWNum3">
      <style:text-properties style:font-name="arial" style:font-name-complex="Arial1"/>
    </style:style>
    <style:style style:name="P31" style:family="paragraph" style:parent-style-name="List_20_Paragraph" style:list-style-name="WWNum2">
      <style:text-properties style:font-name="arial"/>
    </style:style>
    <style:style style:name="P32" style:family="paragraph" style:parent-style-name="List_20_Paragraph" style:list-style-name="WWNum3">
      <style:text-properties style:font-name="arial"/>
    </style:style>
    <style:style style:name="P33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34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35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36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37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38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39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40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42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46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48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49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List_20_Paragraph" style:list-style-name="L7"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 style:font-name-complex="Arial1"/>
    </style:style>
    <style:style style:name="T4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5" style:family="text">
      <style:text-properties fo:font-size="12pt" style:font-size-asian="12pt" style:font-name-complex="Arial1" style:font-size-complex="12pt"/>
    </style:style>
    <style:style style:name="T6" style:family="text">
      <style:text-properties style:font-name-complex="Arial1"/>
    </style:style>
    <style:style style:name="T7" style:family="text">
      <style:text-properties officeooo:rsid="0003a0e4" style:font-name-complex="Arial1"/>
    </style:style>
    <style:style style:name="T8" style:family="text">
      <style:text-properties officeooo:rsid="0005d5fc" style:font-name-complex="Arial1"/>
    </style:style>
    <style:style style:name="T9" style:family="text">
      <style:text-properties officeooo:rsid="0007ba2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1e873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officeooo:rsid="000984fb"/>
    </style:style>
    <style:style style:name="T14" style:family="text">
      <style:text-properties officeooo:rsid="000b1b79"/>
    </style:style>
    <style:style style:name="T15" style:family="text">
      <style:text-properties officeooo:rsid="000cd37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14725"/>
    </style:style>
    <style:style style:name="T1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9bacf" style:font-style-asian="normal" style:font-weight-asian="normal" style:font-style-complex="normal" style:font-weight-complex="normal"/>
    </style:style>
    <style:style style:name="T2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5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2">1.- La placa base</text:p>
      <text:p text:style-name="P9">Elemento que se encarga de interconectar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xml:id="list3766966409" text:style-name="WWNum1">
        <text:list-item>
          <text:p text:style-name="P28">Zócalo (shocket) del microprocesador: Conector para este.</text:p>
        </text:list-item>
        <text:list-item>
          <text:p text:style-name="P28">Ranuras (slots) de memoria: Conector para memoria principal.</text:p>
        </text:list-item>
        <text:list-item>
          <text:p text:style-name="P28">Ranuras (slots) de expansión: Conector para tarjetas de expansión.</text:p>
        </text:list-item>
        <text:list-item>
          <text:p text:style-name="P28">Chipset: Controla funciones del ordenador.</text:p>
        </text:list-item>
        <text:list-item>
          <text:p text:style-name="P28">BIOS: Conjunto de programas almacenados en una memoria EEPROM empleados durante el proceso de arranque.</text:p>
        </text:list-item>
        <text:list-item>
          <text:p text:style-name="P28">Conectores externos: Para comunicar la CPU con dispositivos externos.</text:p>
        </text:list-item>
        <text:list-item>
          <text:p text:style-name="P28">Conectores internos: Para comunicar la CPU con dispositivos internos.</text:p>
        </text:list-item>
        <text:list-item>
          <text:p text:style-name="P28">Conectores eléctricos: Empleados para suministrar electricidad.</text:p>
        </text:list-item>
        <text:list-item>
          <text:p text:style-name="P28">Batería: Mantiene la información inicial del sistema cuando este se apaga.</text:p>
        </text:list-item>
      </text:list>
      <text:p text:style-name="P12">2.- Factor de forma de la placa base</text:p>
      <text:p text:style-name="P9">Se refiere a las características de esta: Forma, tamaño, disposición de componentes y al tipo de alimentación de esta.</text:p>
      <text:p text:style-name="P8"><text:span text:style-name="T4">Placas AT</text:span><text:span text:style-name="T5"> </text:span><text:span text:style-name="T6">(Advanced technology)</text:span></text:p>
      <text:p text:style-name="P9">Primer intento exitoso de estandarización por parte de Intel en 1984 con el 386 y 486</text:p>
      <text:list xml:id="list4055698640" text:style-name="WWNum2">
        <text:list-item>
          <text:p text:style-name="P31"><text:span text:style-name="T6">Gran tamaño: 305 x 350</text:span><text:span text:style-name="T3">mm</text:span></text:p>
        </text:list-item>
        <text:list-item>
          <text:p text:style-name="P29">Conector alimentación: En dos partes, colocación correcta o la placa peta.</text:p>
        </text:list-item>
        <text:list-item>
          <text:p text:style-name="P29">Conector alimentación a placa: Nada intuitivo, posibilidad de error al conectar.</text:p>
        </text:list-item>
        <text:list-item>
          <text:p text:style-name="P29">Botón encendido: Pulsador mecánico conectado a la fuente de alimentación.</text:p>
        </text:list-item>
        <text:list-item>
          <text:p text:style-name="P29">Conectores serie y paralelo: Incluidos en la placa.</text:p>
        </text:list-item>
        <text:list-item>
          <text:p text:style-name="P29">Conector DIN 5 pines para teclado: Único conector para periféricos integrado.</text:p>
        </text:list-item>
      </text:list>
      <text:p text:style-name="P6">Placas Baby AT </text:p>
      <text:list xml:id="list3223846812" text:style-name="WWNum3">
        <text:list-item>
          <text:p text:style-name="P32"><text:span text:style-name="T6">Menor tamaño que AT: 220 x 330</text:span><text:span text:style-name="T3">mm</text:span></text:p>
        </text:list-item>
        <text:list-item>
          <text:p text:style-name="P30">Incluye conectores puertos serie y paralelo.</text:p>
        </text:list-item>
        <text:list-item>
          <text:p text:style-name="P30">Dificultar de trabajo al actualizar hardware.</text:p>
        </text:list-item>
        <text:list-item>
          <text:p text:style-name="P30">Por la proximidad de componentes y aumento de potencia genera más calor.</text:p>
        </text:list-item>
      </text:list>
      <text:p text:style-name="P9"/>
      <text:p text:style-name="P10"><text:span text:style-name="T4">Placas ATX</text:span><text:span text:style-name="T5"> </text:span><text:span text:style-name="T6">(Advanced Technology eXtended)</text:span></text:p>
      <text:p text:style-name="P16"><text:span text:style-name="T6">Aparecen en 1995, tiene un tamaño de 305 x 244</text:span><text:span text:style-name="T3">mm</text:span><text:span text:style-name="T6"> y poseen una mejor distribución de los componentes. Esto permite un mejor acceso y mejora la refrigeración de estos. Elementos que la componen:</text:span></text:p>
      <text:list xml:id="list1919008423" text:style-name="WWNum4">
        <text:list-item>
          <text:p text:style-name="P33"><text:span text:style-name="T6">Conector eléctrico: Mas seguro, de una sola pieza tanto el conector de la fuente como el de la placa base, esto hace que no se pu</text:span><text:span text:style-name="T7">e</text:span><text:span text:style-name="T6">d</text:span><text:span text:style-name="T7">a</text:span><text:span text:style-name="T6"> conectar </text:span><text:span text:style-name="T7">de manera errónea.</text:span></text:p>
        </text:list-item>
        <text:list-item>
          <text:p text:style-name="P34"><text:span text:style-name="T6">Encendido por placa base: </text:span><text:span text:style-name="T8">Facilita el apagar o encender a través del sistema operativo o de la BIOS.</text:span></text:p>
        </text:list-item>
        <text:list-item>
          <text:p text:style-name="P35"><text:s/><text:span text:style-name="T9">Mejor ventilación: procesador aprovecha aspiración de la fuente para mejorar la refrigeración.</text:span></text:p>
        </text:list-item>
        <text:list-item>
          <text:p text:style-name="P36">Conectores externos en la parte trasera: diferenciados por colores</text:p>
        </text:list-item>
        <text:list-item>
          <text:p text:style-name="P36">Conectores internos recolocados: menor longitud de cables.</text:p>
        </text:list-item>
      </text:list>
      <text:p text:style-name="P5"/>
      <text:p text:style-name="P7">Otros formatos de placa base<text:span text:style-name="T10">:</text:span></text:p>
      <text:list xml:id="list3820483490" text:style-name="L1">
        <text:list-item>
          <text:p text:style-name="P47">Mini ATX y micro ATX: versiones reducidas de ATX misma disposición de elementos y anclajes al chasis.</text:p>
        </text:list-item>
        <text:list-item>
          <text:p text:style-name="P47">LPX (Low Profile eXtended): <text:span text:style-name="T13">Las ranuras de expansión no se encuentran en la placa sino en un conector especial colocado en horizontal llamado “riser card”. Las tarjetas de expansión van conectadas a este. Se sitúan en paralelo a la placa. Poca capacidad de expansión y baja refrigeración.</text:span></text:p>
        </text:list-item>
        <text:list-item>
          <text:p text:style-name="P48"><text:s/>Intenta facilitar la actualización de las placas base. Da soporte para AGP y USB</text:p>
        </text:list-item>
        <text:list-item>
          <text:p text:style-name="P48">BTX (Balanced Technolog<text:span text:style-name="T14">y</text:span> eXtended): Intenta resolver problemas de refrigeración de CPU con una distribución diferente de los componentes.</text:p>
        </text:list-item>
        <text:list-item>
          <text:p text:style-name="P48">WTX <text:span text:style-name="T14">(Workstation Technology eXtended): </text:span><text:span text:style-name="T15">Diseñado para albergar varios procesadores y discos. Usado para servidores. Se accede mediante puertas abatibles y cajones extraíbles para los componentes internos.</text:span></text:p>
        </text:list-item>
      </text:list>
      <text:p text:style-name="P27"/>
      <text:p text:style-name="P13">3.- Zócalos para el microprocesador</text:p>
      <text:p text:style-name="P19"/>
      <text:p text:style-name="P20">Permite instalar y desinstalar el microprocesador fácilmente. Cada placa ha de tener un zócalo apto para el microprocesador que ha sido diseñada. Tipos…</text:p>
      <text:list xml:id="list3647771744" text:style-name="L2">
        <text:list-item>
          <text:p text:style-name="P37">PGA (Pin Grid Array): El más antiguo, de gran tamaño, con orificios para introducir las patillas del procesador.</text:p>
        </text:list-item>
        <text:list-item>
          <text:p text:style-name="P37">ZIF (Zero Insertion Force): Mediante una palanca el procesador se inserta y se retira sin hacer fuerza. Formato similar al PGA pero de fácil uso.</text:p>
        </text:list-item>
        <text:list-item>
          <text:p text:style-name="P38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38">Slot A / 1 / 2: Intentaron remplazar a los zócalos. Se insertaban a modo de tarjeta grafica ayudado por guiás de plástico insertadas en la placa.</text:p>
          <text:p text:style-name="P49">4.- Memoria principal</text:p>
        </text:list-item>
      </text:list>
      <text:p text:style-name="P21"/>
      <text:p text:style-name="P22">Antiguamente iba soldada a la placa base, hoy en día se usan módulos DIMM que se insertan en la placa base mediante zócalos para RAM.</text:p>
      <text:p text:style-name="P22">Cada modulo DIMM tiene una cantidad de pines y velocidad FSB (Frontal System Bus) dependiendo de su tipo (DDR, DDR2, DDR3…) </text:p>
      <text:p text:style-name="P17">Se puede insertar los módulos exactamente iguales por parejas y en ranuras concretas para aprovechar la capacidad de doble canal de memoria (dual channel). Existe la posibilidad de triple y cuádruple canal, pero no son frecuentes.</text:p>
      <text:p text:style-name="P17"/>
      <text:p text:style-name="P14">5.- El Chipset</text:p>
      <text:p text:style-name="P17"/>
      <text:p text:style-name="P17">Conjunto de chips que controla algunas funciones del ordenador. <text:span text:style-name="T17">Están soldados a la placa base y manejan los buses. Levan disipador. Dos tipos:</text:span></text:p>
      <text:p text:style-name="P17"/>
      <text:p text:style-name="P24">Puente norte<text:span text:style-name="T10"> (Northbridge): Controla el funcionamiento y la frecuencia del bus del procesador, la memoria y los puertos de alta velocidad. </text:span><text:span text:style-name="T11">Características.</text:span></text:p>
      <text:list xml:id="list1852772531" text:style-name="L3">
        <text:list-item>
          <text:p text:style-name="P39">Tipo, velocidad y números de procesadores soportados por la placa.</text:p>
        </text:list-item>
        <text:list-item>
          <text:p text:style-name="P39">Velocidad de bus frontal.</text:p>
        </text:list-item>
        <text:list-item>
          <text:p text:style-name="P39">Controlador de memoria.</text:p>
        </text:list-item>
        <text:list-item>
          <text:p text:style-name="P39">Tipo y cantidad de máxima RAM soportada.</text:p>
        </text:list-item>
        <text:list-item>
          <text:p text:style-name="P39">Controladora grafica integrada (solo algunos)</text:p>
        </text:list-item>
      </text:list>
      <text:p text:style-name="P18"/>
      <text:p text:style-name="P25">Puente sur<text:span text:style-name="T10"> (Southbrigde): Controla los buses de entrada y salida de datos para periféricos (E/S). Determina el tipo de soporte IDE, el bus PCI y los puertos serie y paralelo. Características:</text:span></text:p>
      <text:list xml:id="list3285769848" text:style-name="L4">
        <text:list-item>
          <text:p text:style-name="P40">Soporte para buses de expansión.</text:p>
        </text:list-item>
        <text:list-item>
          <text:p text:style-name="P40">Controladoras de dispositivos IDE, SATA, disquetera, red de ethernet y sonido.</text:p>
        </text:list-item>
        <text:list-item>
          <text:p text:style-name="P40">Control de puertos para periféricos USB o FireWire.</text:p>
        </text:list-item>
      </text:list>
      <text:p text:style-name="P23"/>
      <text:p text:style-name="P15">6.- Ranuras de expansión</text:p>
      <text:p text:style-name="P41"/>
      <text:p text:style-name="P41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xml:id="list4149397006" text:style-name="L5">
        <text:list-item>
          <text:p text:style-name="P42">Bus de direcciones: Indica lugares de la memoria de escritura/lectura.</text:p>
        </text:list-item>
        <text:list-item>
          <text:p text:style-name="P42">Bus de datos: Realiza transmisión de datos.</text:p>
        </text:list-item>
        <text:list-item>
          <text:p text:style-name="P42">Bus de control: Dirige la circulación de datos.</text:p>
        </text:list-item>
      </text:list>
      <text:p text:style-name="P41"/>
      <text:p text:style-name="P43">Con el tiempo se han ido desarrollado diferentes tipos de ranuras. Ejemplos:</text:p>
      <text:p text:style-name="P43"/>
      <text:p text:style-name="P26"><text:span text:style-name="T16">PCI</text:span><text:span text:style-name="T12"> (Peripheral Component Interconnect): Aparece a principio de los 90, en ellas se conectaban tarjetas de video y sonido. Permiten tecnología </text:span><text:span text:style-name="T18">Plug and Play</text:span><text:span text:style-name="T19">.</text:span></text:p>
      <text:list xml:id="list3006746766" text:style-name="L6">
        <text:list-item>
          <text:p text:style-name="P46">Las placas poseen de 2 a 3 ranuras PCI</text:p>
        </text:list-item>
        <text:list-item>
          <text:p text:style-name="P46">Empezó con 32 bits de ancho de ranura y pasó a 64 bits</text:p>
        </text:list-item>
        <text:list-item>
          <text:p text:style-name="P46">Usaban 5V al principio y pasaron a 3.3V posteriormente.</text:p>
        </text:list-item>
        <text:list-item>
          <text:p text:style-name="P46">Distintas según numero de bits y voltaje necesario.</text:p>
        </text:list-item>
      </text:list>
      <text:p text:style-name="P44"><text:soft-page-break/><text:span text:style-name="T22">AGP</text:span><text:span text:style-name="T19">: (Accelerated Graphics Port): </text:span><text:span text:style-name="T20">Desarrollado por intel, usado solo para tarjetas graficas. Transmite datos en serie. Una por placa base. Versiones de de la 1X a la 8X, todas ellas de 32 bits.</text:span></text:p>
      <text:p text:style-name="P44"><text:span text:style-name="T20"/></text:p>
      <text:p text:style-name="P45"><text:span text:style-name="T22">PCI Express</text:span><text:span text:style-name="T19">: Desarrollada por intel, transmite datos en serie. Enviá pocos bits pero a mucha velocidad. Permiten conexión en caliente.</text:span></text:p>
      <text:p text:style-name="P45"><text:span text:style-name="T19">Un carril (lan) es un enlace punto a punto bidireccional. Pueden ser 1X, 4X, 8X, 16X… </text:span><text:span text:style-name="T21">Con la versión 1.0 se alcanzaban velocidades de transferencia de 2,5 GT/s con cada nueva versión, esa tasa de GT/s (Gigatransfers) duplica a la versión anterior.</text:span></text:p>
      <text:p text:style-name="P45"><text:span text:style-name="T21"/></text:p>
      <text:p text:style-name="P45"><text:span text:style-name="T23"/></text:p>
      <text:p text:style-name="P54">Parte II - El procesador y la memoria ram</text:p>
      <text:p text:style-name="P54"/>
      <text:p text:style-name="P50">1.- El procesador</text:p>
      <text:p text:style-name="P50"><text:span text:style-name="T24">Componente principal, controla al resto de componentes. Realiza operaciones matematicas lógicas, decodifica y ejecuta instrucciones de programas.</text:span></text:p>
      <text:p text:style-name="P51"><text:span text:style-name="T24">Es un circuito integrado formado por millones de elementos electrónicos.</text:span></text:p>
      <text:p text:style-name="P51"><text:span text:style-name="T24"/></text:p>
      <text:p text:style-name="P52"><text:span text:style-name="T24">Elementos de un procesador</text:span><text:span text:style-name="T25">: Esta basado en la arquitectura de Von Newmann.</text:span></text:p>
      <text:list xml:id="list527621778" text:style-name="L7">
        <text:list-item>
          <text:p text:style-name="P53"><text:span text:style-name="T25">Unidad de punto flotante (FPU): Coprocesador matematico.</text:span></text:p>
        </text:list-item>
        <text:list-item>
          <text:p text:style-name="P53"><text:span text:style-name="T25"/></text:p>
        </text:list-item>
      </text:list>
      <text:p text:style-name="P50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3</text:page-number></text:span><text:span text:style-name="MT1"><text:s/>de </text:span><text:span text:style-name="MT2"><text:page-count>4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pe79@hotmail.com</meta:initial-creator>
    <meta:editing-cycles>26</meta:editing-cycles>
    <meta:creation-date>2023-11-22T16:18:00</meta:creation-date>
    <dc:date>2023-12-01T17:13:30.072011432</dc:date>
    <meta:editing-duration>PT2H42M27S</meta:editing-duration>
    <meta:generator>LibreOffice/7.3.7.2$Linux_X86_64 LibreOffice_project/30$Build-2</meta:generator>
    <meta:document-statistic meta:table-count="0" meta:image-count="0" meta:object-count="0" meta:page-count="4" meta:paragraph-count="87" meta:word-count="1217" meta:character-count="7429" meta:non-whitespace-character-count="6342"/>
    <meta:user-defined meta:name="AppVersion">12.0000</meta:user-defined>
    <meta:template xlink:type="simple" xlink:actuate="onRequest" xlink:title="Normal.dotm" xlink:href=""/>
  </office:meta>
</office:document-meta>
</file>